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f36d" officeooo:paragraph-rsid="001cf36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cf36d" officeooo:paragraph-rsid="001cf36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23c83" officeooo:paragraph-rsid="00223c8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28fb4" officeooo:paragraph-rsid="00228fb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31bf2" officeooo:paragraph-rsid="00231bf2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3f1dc" officeooo:paragraph-rsid="0023f1dc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5c821" officeooo:paragraph-rsid="0025c821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66490" officeooo:paragraph-rsid="0025c821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9ed68" officeooo:paragraph-rsid="0029ed68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badbd" officeooo:paragraph-rsid="002badbd" style:font-weight-asian="bold" style:font-weight-complex="bold"/>
    </style:style>
    <style:style style:name="P11" style:family="paragraph" style:parent-style-name="Standard">
      <style:text-properties officeooo:rsid="001dd1ec" officeooo:paragraph-rsid="001dd1ec"/>
    </style:style>
    <style:style style:name="P12" style:family="paragraph" style:parent-style-name="Standard">
      <style:text-properties officeooo:rsid="001fcaeb" officeooo:paragraph-rsid="001fcaeb"/>
    </style:style>
    <style:style style:name="P13" style:family="paragraph" style:parent-style-name="Standard">
      <style:text-properties officeooo:rsid="00214ae6" officeooo:paragraph-rsid="00214ae6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bold" officeooo:rsid="00214ae6" officeooo:paragraph-rsid="00214ae6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text-underline-style="none" fo:font-weight="normal" officeooo:rsid="00223c83" officeooo:paragraph-rsid="00223c8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28fb4" officeooo:paragraph-rsid="00228fb4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31bf2" officeooo:paragraph-rsid="00231bf2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3df41" officeooo:paragraph-rsid="0023df41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66490" officeooo:paragraph-rsid="00266490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77477" officeooo:paragraph-rsid="00277477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8fd2a" officeooo:paragraph-rsid="0028fd2a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9ed68" officeooo:paragraph-rsid="0029ed68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b1b78" officeooo:paragraph-rsid="002b1b78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badbd" officeooo:paragraph-rsid="002badbd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2d0ab9" officeooo:paragraph-rsid="002badbd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2d0ab9" officeooo:paragraph-rsid="002d0ab9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ea370" officeooo:paragraph-rsid="002ea370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3120a5" officeooo:paragraph-rsid="003120a5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34e74c" officeooo:paragraph-rsid="0034e74c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officeooo:rsid="00228fb4"/>
    </style:style>
    <style:style style:name="T3" style:family="text">
      <style:text-properties officeooo:rsid="0028fd2a"/>
    </style:style>
    <style:style style:name="T4" style:family="text">
      <style:text-properties officeooo:rsid="002badbd"/>
    </style:style>
    <style:style style:name="T5" style:family="text">
      <style:text-properties officeooo:rsid="0034e7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sole</text:p>
      <text:p text:style-name="P1">document.write(“Hello World”) -&gt; prints “Hello World”</text:p>
      <text:p text:style-name="P1"/>
      <text:p text:style-name="P2">Number</text:p>
      <text:p text:style-name="P1">in console-&gt; 1/2 = 0.5 -&gt; java script works with float</text:p>
      <text:p text:style-name="P1"/>
      <text:p text:style-name="P2">String</text:p>
      <text:p text:style-name="P1">“Quote's inside \”this string\”” (\” makes it as a symbol)</text:p>
      <text:p text:style-name="P1">“one” + “two” = “onetwo”</text:p>
      <text:p text:style-name="P1">'A' + ' ' + 'B'</text:p>
      <text:p text:style-name="P1">“A B”</text:p>
      <text:p text:style-name="P1">'4' + 5 = “45”</text:p>
      <text:p text:style-name="P1">5 + '4' = “54”</text:p>
      <text:p text:style-name="P1"/>
      <text:p text:style-name="P1">“abc”.length = 3</text:p>
      <text:p text:style-name="P1">''.length = 0</text:p>
      <text:p text:style-name="P1"/>
      <text:p text:style-name="P1">“abc”[2] = c</text:p>
      <text:p text:style-name="P1">“abc”[3] = undefined</text:p>
      <text:p text:style-name="P1">“abc”[-1] = undefined </text:p>
      <text:p text:style-name="P1"/>
      <text:p text:style-name="P11">a = “abc”</text:p>
      <text:p text:style-name="P11">a[0] = “X” -&gt; “X” but “a” will still equal to “abc” instead of “Xbc” like in ruby.</text:p>
      <text:p text:style-name="P11">Strings are immutable in javascript</text:p>
      <text:p text:style-name="P11"/>
      <text:p text:style-name="P12">parseInt(“123”) -&gt; 123</text:p>
      <text:p text:style-name="P12">parseInt(“123abc”) -&gt; 123</text:p>
      <text:p text:style-name="P12">parseInt(“abc”)-&gt; NaN</text:p>
      <text:p text:style-name="P12"/>
      <text:p text:style-name="P14">Variables</text:p>
      <text:p text:style-name="P13">var a;</text:p>
      <text:p text:style-name="P13">a = 5;</text:p>
      <text:p text:style-name="P13"/>
      <text:p text:style-name="P13">var b = 'hello';</text:p>
      <text:p text:style-name="P13">var mitchsAge = 31;</text:p>
      <text:p text:style-name="P13"/>
      <text:p text:style-name="P13">-&gt; Always use var.</text:p>
      <text:p text:style-name="P13"/>
      <text:p text:style-name="P13">var a = 4;</text:p>
      <text:p text:style-name="P13">var b = 5;</text:p>
      <text:p text:style-name="P13">var c = a + b;</text:p>
      <text:p text:style-name="P13">c</text:p>
      <text:p text:style-name="P13">-&gt; 9</text:p>
      <text:p text:style-name="P13"/>
      <text:p text:style-name="P3"/>
      <text:p text:style-name="P3"/>
      <text:p text:style-name="P3"/>
      <text:p text:style-name="P3"/>
      <text:p text:style-name="P3"/>
      <text:p text:style-name="P3"><text:soft-page-break/>Built-Ins</text:p>
      <text:p text:style-name="P15">prompt: var name = prompt("What is your name?");</text:p>
      <text:p text:style-name="P15">alert: alert(name);</text:p>
      <text:p text:style-name="P15">confirm: var result = confirm(“Are you sure” + <text:s/>name + “?”);</text:p>
      <text:p text:style-name="P15"/>
      <text:p text:style-name="P4">Boolean</text:p>
      <text:p text:style-name="P15">“<text:span text:style-name="T2">2” == 2 -&gt;true</text:span></text:p>
      <text:p text:style-name="P15">“<text:span text:style-name="T2">2” === 2 -&gt; false (checks value + type)</text:span></text:p>
      <text:p text:style-name="P15"/>
      <text:p text:style-name="P16">Always use triple equals, “===”.</text:p>
      <text:p text:style-name="P16"/>
      <text:p text:style-name="P16">parseInt(“123.5”) -&gt; 123</text:p>
      <text:p text:style-name="P16">parseInt(“10”) / parseInt(“4”) = 2</text:p>
      <text:p text:style-name="P16"/>
      <text:p text:style-name="P5">If statement</text:p>
      <text:p text:style-name="P17">if (“hello”) {alert(“executed”)} true</text:p>
      <text:p text:style-name="P17">if (“”) {alert(“executed”)} true</text:p>
      <text:p text:style-name="P17">if (0) {alert(“executed”)} false</text:p>
      <text:p text:style-name="P17">if (null) {alert(“executed”)} false</text:p>
      <text:p text:style-name="P17"/>
      <text:p text:style-name="P17">var answer = if (a == 10) {5} else {10} not possible</text:p>
      <text:p text:style-name="P18">var password = prompt("What is the secert password");</text:p>
      <text:p text:style-name="P18">if (password === "opensesame") {</text:p>
      <text:p text:style-name="P18"><text:s text:c="2"/>alert("714");</text:p>
      <text:p text:style-name="P18">} else {</text:p>
      <text:p text:style-name="P18"><text:s text:c="2"/>alert("Wrong!");</text:p>
      <text:p text:style-name="P18">}</text:p>
      <text:p text:style-name="P18"/>
      <text:p text:style-name="P6">For</text:p>
      <text:p text:style-name="P6"/>
      <text:p text:style-name="P6"><text:span text:style-name="T1">for(var i = 0; i &lt;= 100; i+=1){</text:span></text:p>
      <text:p text:style-name="P6"><text:span text:style-name="T1"><text:s/>console.log(i);</text:span></text:p>
      <text:p text:style-name="P6"><text:span text:style-name="T1">}</text:span></text:p>
      <text:p text:style-name="P6"/>
      <text:p text:style-name="P7"><text:span text:style-name="T1">for (initialize; condition; increment) {</text:span></text:p>
      <text:p text:style-name="P7"><text:span text:style-name="T1">}</text:span></text:p>
      <text:p text:style-name="P8"/>
      <text:p text:style-name="P19">parseInt = Math.floor</text:p>
      <text:p text:style-name="P19"/>
      <text:p text:style-name="P20">myArray = [1,2,3]</text:p>
      <text:p text:style-name="P20">myArray.pop()</text:p>
      <text:p text:style-name="P21">myArray.push(n) adds n at the end of an array</text:p>
      <text:p text:style-name="P20">myArray.shift() <text:s/>erase first</text:p>
      <text:p text:style-name="P20">myArray.unshift(<text:span text:style-name="T3">n</text:span>) puts <text:span text:style-name="T3">n first of an array</text:span></text:p>
      <text:p text:style-name="P20"/>
      <text:p text:style-name="P22">sentence.split();</text:p>
      <text:p text:style-name="P22">sentence.split(“”);</text:p>
      <text:p text:style-name="P22">sentence.split(“ “);</text:p>
      <text:p text:style-name="P22">sentence.join(“ ”);</text:p>
      <text:p text:style-name="P22"><text:soft-page-break/>var doubleIt = function(x) {console.log(x * 2);}</text:p>
      <text:p text:style-name="P22">doubleIt -&gt; function(x) {console.log(x * 2);}</text:p>
      <text:p text:style-name="P22">doubleIt(4) -&gt; 8</text:p>
      <text:p text:style-name="P22"/>
      <text:p text:style-name="P24">function doubleIt (x) {console.log(x * 2);}</text:p>
      <text:p text:style-name="P24">doubleIt(4) -&gt;8</text:p>
      <text:p text:style-name="P22"/>
      <text:p text:style-name="P9">Similar with Ruby Lambda:</text:p>
      <text:p text:style-name="P22">print_it = lambda { puts("hello world")}</text:p>
      <text:p text:style-name="P22">-&gt; #&lt;Proc:0x0000000111fbb0@(irb#1):1 (lambda)&gt;</text:p>
      <text:p text:style-name="P22">print_it.call</text:p>
      <text:p text:style-name="P22">-&gt; hello world</text:p>
      <text:p text:style-name="P22"/>
      <text:p text:style-name="P23">double_it = lambda {|x| puts x * 2}</text:p>
      <text:p text:style-name="P23">-<text:span text:style-name="T4">&gt; </text:span>#&lt;Proc:0x0000000110b868@(irb#1):3 (lambda)&gt;</text:p>
      <text:p text:style-name="P23">double_it.call(4)</text:p>
      <text:p text:style-name="P23">-<text:span text:style-name="T4">&gt; </text:span>8</text:p>
      <text:p text:style-name="P23"/>
      <text:p text:style-name="P10">Return</text:p>
      <text:p text:style-name="P24">fuction doubleIt(x) {console.log(x*2)};</text:p>
      <text:p text:style-name="P24">double(5); -&gt; 10 \n undefined.</text:p>
      <text:p text:style-name="P24">var doubleIt = function(x) {return x * 2};</text:p>
      <text:p text:style-name="P24">doubleIt(5); = 10</text:p>
      <text:p text:style-name="P25"/>
      <text:p text:style-name="P26">ex)</text:p>
      <text:p text:style-name="P26">var doubleArray = function(array){</text:p>
      <text:p text:style-name="P26"><text:s text:c="2"/>for (i=0; i &lt; array.length; i++){</text:p>
      <text:p text:style-name="P26"><text:s text:c="4"/>array[i] = array[i] * 2;</text:p>
      <text:p text:style-name="P26"><text:s text:c="2"/>}</text:p>
      <text:p text:style-name="P26"><text:s text:c="2"/>return array;</text:p>
      <text:p text:style-name="P26">}</text:p>
      <text:p text:style-name="P26">console.log(doubleArray([1,2,3,4,5]));</text:p>
      <text:p text:style-name="P26">array = [1,2,3,4,5];</text:p>
      <text:p text:style-name="P26">console.log(doubleArray(array));</text:p>
      <text:p text:style-name="P26">console.log(array);</text:p>
      <text:p text:style-name="P26">-<text:span text:style-name="T5">&gt;</text:span></text:p>
      <text:p text:style-name="P26">[2, 4, 6, 8, 10]</text:p>
      <text:p text:style-name="P26">[2, 4, 6, 8, 10]</text:p>
      <text:p text:style-name="P26">[2, 4, 6, 8, 10]</text:p>
      <text:p text:style-name="P26"/>
      <text:p text:style-name="P27">var myObject = {a: 5, b: 6, c: 7};</text:p>
      <text:p text:style-name="P27"/>
      <text:p text:style-name="P27">myObject.a; -&gt; 5</text:p>
      <text:p text:style-name="P28">myObject[“a”]; -&gt; 5</text:p>
      <text:p text:style-name="P28"/>
      <text:p text:style-name="P28"/>
      <text:p text:style-name="P28"/>
      <text:p text:style-name="P28"/>
      <text:p text:style-name="P28"/>
      <text:p text:style-name="P29"><text:soft-page-break/>var me = {name: "Jeff", age: "22", occupation: "student"};</text:p>
      <text:p text:style-name="P29">me["occupation"]="javascript expert";</text:p>
      <text:p text:style-name="P29">me.skills = ["Ruby", "Rails", "Javascript"];</text:p>
      <text:p text:style-name="P29"/>
      <text:p text:style-name="P29">me;</text:p>
      <text:p text:style-name="P29">-&gt; Object {name: "Jeff", age: "22", occupation: "javascript expert", skills: Array[3]}</text:p>
      <text:p text:style-name="P29">me.skills;</text:p>
      <text:p text:style-name="P29">-&gt;["Ruby", "Rails", "Javascript"]</text:p>
      <text:p text:style-name="P29">me[“last name”] = “Eom”;</text:p>
      <text:p text:style-name="P29"/>
      <text:p text:style-name="P29">var obj = {</text:p>
      <text:p text:style-name="P29"><text:s/>a: [1,2,3],</text:p>
      <text:p text:style-name="P29"><text:s/>b: { c: 6}</text:p>
      <text:p text:style-name="P29">};</text:p>
      <text:p text:style-name="P29"/>
      <text:p text:style-name="P29">console.log(obj.a[2] + obc.b[“c”]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09:47:39.178886387</meta:creation-date>
    <dc:date>2015-10-28T16:33:33.141859026</dc:date>
    <meta:editing-duration>PT1H28M13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4" meta:paragraph-count="121" meta:word-count="466" meta:character-count="2856" meta:non-whitespace-character-count="2484"/>
  </office:meta>
</office:document-meta>
</file>